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ff7f00" draw:marker-start-width="0.279cm" draw:marker-end-width="0.279cm" draw:fill-color="#f6f4d5" draw:textarea-horizontal-align="justify" draw:textarea-vertical-align="middle" draw:auto-grow-height="false" fo:min-height="13.641cm" fo:min-width="15.0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ff7f00" draw:marker-start-width="0.279cm" draw:marker-end-width="0.279cm" draw:fill-color="#f6f4d5" draw:textarea-horizontal-align="justify" draw:textarea-vertical-align="middle" draw:auto-grow-height="false" fo:min-height="10.498cm" fo:min-width="6.8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7cm" fo:min-width="0cm"/>
    </style:style>
    <style:style style:name="gr4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8.898cm" fo:min-width="2.0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6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0.898cm" fo:min-width="13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1.4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698cm" fo:min-width="2.048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fill-color="#fbc1f7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698cm" fo:min-width="2.24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2.24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1.6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6.698cm" fo:min-width="4.8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1.498cm" fo:min-width="5.4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3.4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0.498cm" fo:min-width="2.448cm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_32__20_Dots_20_1_20_Dash" svg:stroke-width="0.053cm" draw:marker-start-width="0.279cm" draw:marker-end="Arrow" draw:marker-end-width="0.379cm" draw:fill="none" draw:fill-color="#fbc1f7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draw:stroke="dash" draw:stroke-dash="_32__20_Dots_20_1_20_Dash" svg:stroke-width="0.053cm" draw:marker-start-width="0.279cm" draw:marker-end="" draw:marker-end-width="0.379cm" draw:fill="none" draw:fill-color="#fbc1f7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7f00" draw:marker-start-width="0.279cm" draw:marker-end-width="0.279cm" draw:fill-color="#f6f4d5" draw:textarea-horizontal-align="justify" draw:textarea-vertical-align="middle" draw:auto-grow-height="false" fo:min-height="2.098cm" fo:min-width="2.648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21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fill-color="#fbc1f7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dash" draw:stroke-dash="Fine_20_Dashed" svg:stroke-width="0.053cm" draw:marker-start-width="0.279cm" draw:marker-end="" draw:marker-end-width="0.379cm" draw:fill="none" draw:fill-color="#fbc1f7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1.698cm" fo:min-width="4.64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1.698cm" fo:min-width="2.848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6.176cm" style:use-optimal-column-width="false"/>
    </style:style>
    <style:style style:name="co2" style:family="table-column">
      <style:table-column-properties style:column-width="3.881cm" style:use-optimal-column-width="false"/>
    </style:style>
    <style:style style:name="co3" style:family="table-column">
      <style:table-column-properties style:column-width="6.177cm" style:use-optimal-column-width="false"/>
    </style:style>
    <style:style style:name="co4" style:family="table-column">
      <style:table-column-properties style:column-width="3.882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162cm"/>
    </style:style>
    <style:style style:name="ro3" style:family="table-row">
      <style:table-row-properties style:row-height="1.164cm"/>
    </style:style>
    <style:style style:name="P1" style:family="paragraph">
      <loext:graphic-properties draw:fill-color="#f6f4d5"/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-color="#a5c9f4"/>
      <style:paragraph-properties fo:text-align="center"/>
    </style:style>
    <style:style style:name="P5" style:family="paragraph">
      <loext:graphic-properties draw:fill="none" draw:fill-color="#ffffff"/>
      <style:text-properties fo:color="#ff7f00" fo:font-size="22pt" fo:font-style="italic" fo:background-color="transparent" style:font-size-asian="22pt" style:font-style-asian="italic" style:font-size-complex="22pt" style:font-style-complex="italic"/>
    </style:style>
    <style:style style:name="P6" style:family="paragraph">
      <loext:graphic-properties draw:fill-color="#fbc1f7"/>
      <style:paragraph-properties fo:text-align="center"/>
    </style:style>
    <style:style style:name="P7" style:family="paragraph">
      <loext:graphic-properties draw:fill="none" draw:fill-color="#fbc1f7"/>
      <style:paragraph-properties fo:text-align="center"/>
    </style:style>
    <style:style style:name="P8" style:family="paragraph">
      <loext:graphic-properties draw:fill="none" draw:fill-color="#ffffff"/>
      <style:text-properties fo:color="#2b7ed2" fo:font-size="22pt" fo:font-style="italic" fo:background-color="transparent" style:font-size-asian="22pt" style:font-style-asian="italic" style:font-size-complex="22pt" style:font-style-complex="italic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7f00" fo:font-size="22pt" fo:font-style="italic" fo:background-color="transparent" style:font-size-asian="22pt" style:font-style-asian="italic" style:font-size-complex="22pt" style:font-style-complex="italic"/>
    </style:style>
    <style:style style:name="T3" style:family="text">
      <style:text-properties fo:color="#2b7ed2" fo:font-size="22pt" fo:font-style="italic" fo:background-color="transparent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custom-shape draw:style-name="gr1" draw:text-style-name="P1" draw:layer="layout" svg:width="15.6cm" svg:height="13.943cm" svg:x="8.4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cm" svg:height="10.8cm" svg:x="0.6cm" svg:y="5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8cm" svg:height="1.057cm" svg:x="4.4cm" svg:y="9.6cm">
          <draw:text-box>
            <text:p><text:span text:style-name="T1">OUTPUT</text:span></text:p>
          </draw:text-box>
        </draw:frame>
        <draw:custom-shape draw:style-name="gr4" draw:text-style-name="P4" draw:layer="layout" svg:width="2.6cm" svg:height="9.2cm" svg:x="1.1cm" svg:y="6.4cm">
          <text:p text:style-name="P3">Triangle</text:p>
          <text:p text:style-name="P3">Detector</text:p>
          <text:p text:style-name="P3">Server 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cm" svg:height="1.657cm" svg:x="1cm" svg:y="5.2cm">
          <draw:text-box>
            <text:p><text:span text:style-name="T2">Localization Node</text:span></text:p>
          </draw:text-box>
        </draw:frame>
        <draw:custom-shape draw:style-name="gr6" draw:text-style-name="P4" draw:layer="layout" svg:width="14.2cm" svg:height="1.2cm" svg:x="9.2cm" svg:y="3.6cm">
          <text:p text:style-name="P3">GUI (uvigui)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.8cm" svg:x="19cm" svg:y="6cm">
          <text:p text:style-name="P3">Go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6" draw:layer="layout" svg:width="2.6cm" svg:height="2cm" svg:x="20.8cm" svg:y="10.2cm">
          <text:p text:style-name="P3">Batter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17.8cm" svg:y1="14.2cm" svg:x2="20cm" svg:y2="14.2cm">
          <text:p/>
        </draw:line>
        <draw:line draw:style-name="gr9" draw:text-style-name="P7" draw:layer="layout" svg:x1="22.2cm" svg:y1="10.2cm" svg:x2="22.2cm" svg:y2="4.8cm">
          <text:p/>
        </draw:line>
        <draw:custom-shape draw:style-name="gr10" draw:text-style-name="P6" draw:layer="layout" svg:width="2.8cm" svg:height="2cm" svg:x="15cm" svg:y="13.2cm">
          <text:p text:style-name="P3">Motor </text:p>
          <text:p text:style-name="P3">Speed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8cm" svg:height="1.8cm" svg:x="15.8cm" svg:y="6cm">
          <text:p text:style-name="P3">Position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7cm" svg:height="1.657cm" svg:x="0.8cm" svg:y="17.543cm">
          <draw:text-box>
            <text:p><text:span text:style-name="T3">Legend:</text:span></text:p>
          </draw:text-box>
        </draw:frame>
        <draw:line draw:style-name="gr9" draw:text-style-name="P7" draw:layer="layout" svg:x1="20cm" svg:y1="4.8cm" svg:x2="20cm" svg:y2="6cm">
          <text:p/>
        </draw:line>
        <draw:custom-shape draw:style-name="gr7" draw:text-style-name="P6" draw:layer="layout" svg:width="2cm" svg:height="1.8cm" svg:x="13.5cm" svg:y="6cm">
          <text:p text:style-name="P3">Fps 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cm" svg:height="1.8cm" svg:x="11.1cm" svg:y="6cm">
          <text:p text:style-name="P3">Multi </text:p>
          <text:p text:style-name="P3">image 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4cm" svg:height="7cm" svg:x="9.2cm" svg:y="8.6cm">
          <text:p text:style-name="P3">uvisensor 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7.8cm" svg:y1="10.8cm" svg:x2="9.2cm" svg:y2="10.8cm">
          <text:p/>
        </draw:line>
        <draw:line draw:style-name="gr9" draw:text-style-name="P7" draw:layer="layout" svg:x1="7.8cm" svg:y1="12cm" svg:x2="9.2cm" svg:y2="12cm">
          <text:p/>
        </draw:line>
        <draw:line draw:style-name="gr9" draw:text-style-name="P7" draw:layer="layout" svg:x1="7.8cm" svg:y1="13.4cm" svg:x2="9.2cm" svg:y2="13.4cm">
          <text:p/>
        </draw:line>
        <draw:line draw:style-name="gr9" draw:text-style-name="P7" draw:layer="layout" svg:x1="7.8cm" svg:y1="14.8cm" svg:x2="9.2cm" svg:y2="14.8cm">
          <text:p/>
        </draw:line>
        <draw:line draw:style-name="gr9" draw:text-style-name="P7" draw:layer="layout" svg:x1="3.7cm" svg:y1="10.8cm" svg:x2="4.8cm" svg:y2="10.8cm">
          <text:p/>
        </draw:line>
        <draw:line draw:style-name="gr9" draw:text-style-name="P7" draw:layer="layout" svg:x1="3.7cm" svg:y1="12cm" svg:x2="4.8cm" svg:y2="12cm">
          <text:p/>
        </draw:line>
        <draw:line draw:style-name="gr9" draw:text-style-name="P7" draw:layer="layout" svg:x1="3.7cm" svg:y1="13.4cm" svg:x2="4.8cm" svg:y2="13.4cm">
          <text:p/>
        </draw:line>
        <draw:line draw:style-name="gr9" draw:text-style-name="P7" draw:layer="layout" svg:x1="3.7cm" svg:y1="14.8cm" svg:x2="4.8cm" svg:y2="14.8cm">
          <text:p/>
        </draw:line>
        <draw:line draw:style-name="gr9" draw:text-style-name="P7" draw:layer="layout" svg:x1="11.9cm" svg:y1="8.6cm" svg:x2="11.9cm" svg:y2="7.8cm">
          <text:p/>
        </draw:line>
        <draw:custom-shape draw:style-name="gr14" draw:text-style-name="P4" draw:layer="layout" svg:width="6cm" svg:height="1.8cm" svg:x="0.8cm" svg:y="18.6cm">
          <text:p text:style-name="P3">Software module 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4cm" svg:height="1.8cm" svg:x="7.4cm" svg:y="18.6cm">
          <text:p text:style-name="P3">ZMQ Socket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3.6cm" svg:y1="8.6cm" svg:x2="13.6cm" svg:y2="7.8cm">
          <text:p/>
        </draw:line>
        <draw:custom-shape draw:style-name="gr16" draw:text-style-name="P6" draw:layer="layout" svg:width="3cm" svg:height="0.8cm" svg:x="4.8cm" svg:y="10.4cm">
          <text:p text:style-name="P3">Triang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3cm" svg:height="0.8cm" svg:x="4.8cm" svg:y="11.6cm">
          <text:p text:style-name="P3">Bin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3cm" svg:height="0.8cm" svg:x="4.8cm" svg:y="13cm">
          <text:p text:style-name="P3">Gray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3cm" svg:height="0.8cm" svg:x="4.8cm" svg:y="14.4cm">
          <text:p text:style-name="P3">RGB im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11.9cm" svg:y1="6cm" svg:x2="11.9cm" svg:y2="4.8cm">
          <text:p/>
        </draw:line>
        <draw:line draw:style-name="gr9" draw:text-style-name="P7" draw:layer="layout" svg:x1="17.4cm" svg:y1="7.8cm" svg:x2="17.4cm" svg:y2="10.2cm">
          <text:p/>
        </draw:line>
        <draw:line draw:style-name="gr17" draw:text-style-name="P7" draw:layer="layout" svg:x1="16.4cm" svg:y1="9cm" svg:x2="16.4cm" svg:y2="7.8cm">
          <text:p/>
        </draw:line>
        <draw:line draw:style-name="gr18" draw:text-style-name="P7" draw:layer="layout" svg:x1="16.4cm" svg:y1="9cm" svg:x2="14.6cm" svg:y2="9cm">
          <text:p/>
        </draw:line>
        <draw:line draw:style-name="gr9" draw:text-style-name="P7" draw:layer="layout" svg:x1="13.6cm" svg:y1="6cm" svg:x2="13.6cm" svg:y2="4.8cm">
          <text:p/>
        </draw:line>
        <draw:line draw:style-name="gr9" draw:text-style-name="P7" draw:layer="layout" svg:x1="17.4cm" svg:y1="6cm" svg:x2="17.4cm" svg:y2="4.8cm">
          <text:p/>
        </draw:line>
        <draw:line draw:style-name="gr9" draw:text-style-name="P7" draw:layer="layout" svg:x1="20cm" svg:y1="7.8cm" svg:x2="20cm" svg:y2="10.2cm">
          <text:p/>
        </draw:line>
        <draw:line draw:style-name="gr9" draw:text-style-name="P7" draw:layer="layout" svg:x1="15.2cm" svg:y1="7.8cm" svg:x2="15.2cm" svg:y2="10.2cm">
          <text:p/>
        </draw:line>
        <draw:line draw:style-name="gr9" draw:text-style-name="P7" draw:layer="layout" svg:x1="17.4cm" svg:y1="12.2cm" svg:x2="17.4cm" svg:y2="13.2cm">
          <text:p/>
        </draw:line>
        <draw:frame draw:style-name="gr5" draw:text-style-name="P5" draw:layer="layout" svg:width="7cm" svg:height="1.657cm" svg:x="13.8cm" svg:y="2.2cm">
          <draw:text-box>
            <text:p><text:span text:style-name="T2">Main Controller</text:span></text:p>
          </draw:text-box>
        </draw:frame>
        <draw:line draw:style-name="gr9" draw:text-style-name="P7" draw:layer="layout" svg:x1="22.2cm" svg:y1="13.2cm" svg:x2="22.2cm" svg:y2="12.2cm">
          <text:p/>
        </draw:line>
        <draw:custom-shape draw:style-name="gr19" draw:text-style-name="P1" draw:layer="layout" svg:width="3.2cm" svg:height="2.4cm" svg:x="24.4cm" svg:y="13.2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7cm" svg:height="1.987cm" svg:x="24.4cm" svg:y="13.372cm">
          <draw:text-box>
            <text:p><text:span text:style-name="T2">UGV </text:span></text:p>
            <text:p><text:span text:style-name="T2">Arduino</text:span></text:p>
          </draw:text-box>
        </draw:frame>
        <draw:line draw:style-name="gr9" draw:text-style-name="P7" draw:layer="layout" svg:x1="23.4cm" svg:y1="14.2cm" svg:x2="24.4cm" svg:y2="14.2cm">
          <text:p/>
        </draw:line>
        <draw:line draw:style-name="gr9" draw:text-style-name="P7" draw:layer="layout" svg:x1="9.8cm" svg:y1="7.6cm" svg:x2="9.8cm" svg:y2="8.6cm">
          <text:p/>
        </draw:line>
        <draw:line draw:style-name="gr9" draw:text-style-name="P7" draw:layer="layout" svg:x1="9.8cm" svg:y1="4.8cm" svg:x2="9.8cm" svg:y2="6cm">
          <text:p/>
        </draw:line>
        <draw:custom-shape draw:style-name="gr12" draw:text-style-name="P6" draw:layer="layout" svg:width="2.2cm" svg:height="1.8cm" svg:x="8.6cm" svg:y="6cm">
          <text:p text:style-name="P3">Sensor</text:p>
          <text:p text:style-name="P3">config </text:p>
          <draw:enhanced-geometry svg:viewBox="0 0 21600 21600" draw:type="rectangle" draw:enhanced-path="M 0 0 L 21600 0 21600 21600 0 21600 0 0 Z N"/>
        </draw:custom-shape>
        <draw:line draw:style-name="gr21" draw:text-style-name="P7" draw:layer="layout" svg:x1="18.4cm" svg:y1="13.6cm" svg:x2="18.4cm" svg:y2="7.8cm">
          <text:p/>
        </draw:line>
        <draw:line draw:style-name="gr22" draw:text-style-name="P7" draw:layer="layout" svg:x1="20.2cm" svg:y1="13.6cm" svg:x2="18.4cm" svg:y2="13.6cm">
          <text:p/>
        </draw:line>
        <draw:custom-shape draw:style-name="gr23" draw:text-style-name="P4" draw:layer="layout" svg:width="5.2cm" svg:height="2cm" svg:x="15cm" svg:y="10.2cm">
          <text:p text:style-name="P3">uvinavigator 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.4cm" svg:height="2cm" svg:x="20cm" svg:y="13.2cm">
          <text:p text:style-name="P3">uvirobot </text:p>
          <draw:enhanced-geometry svg:viewBox="0 0 21600 21600" draw:type="rectangle" draw:enhanced-path="M 0 0 L 21600 0 21600 21600 0 21600 0 0 Z N"/>
        </draw:custom-shape>
        <draw:line draw:style-name="gr21" draw:text-style-name="P7" draw:layer="layout" svg:x1="13.8cm" svg:y1="20.2cm" svg:x2="13.8cm" svg:y2="18.2cm">
          <text:p/>
        </draw:line>
        <draw:line draw:style-name="gr17" draw:text-style-name="P7" draw:layer="layout" svg:x1="20.4cm" svg:y1="20.2cm" svg:x2="20.4cm" svg:y2="18.2cm">
          <text:p/>
        </draw:line>
        <draw:frame draw:style-name="gr25" draw:text-style-name="P9" draw:layer="layout" svg:width="4.943cm" svg:height="1.673cm" svg:x="14.4cm" svg:y="18.527cm">
          <draw:text-box>
            <text:p>Only active with</text:p>
            <text:p><text:s/>virtual ugvs</text:p>
          </draw:text-box>
        </draw:frame>
        <draw:frame draw:style-name="gr25" draw:text-style-name="P9" draw:layer="layout" svg:width="4.943cm" svg:height="1.673cm" svg:x="21cm" svg:y="18.4cm">
          <draw:text-box>
            <text:p>Only active with</text:p>
            <text:p><text:s/>real ugvs</text:p>
          </draw:text-box>
        </draw:frame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draw:style-name="standard" draw:layer="layout" svg:width="10.056cm" svg:height="13.954cm" svg:x="2.381cm" svg:y="2.12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CAMERA SOCKET PORTS</text:p>
              </table:table-cell>
              <table:covered-table-cell/>
            </table:table-row>
            <table:table-row table:style-name="ro1" table:default-cell-style-name="gray2">
              <table:table-cell>
                <text:p>Triangles</text:p>
              </table:table-cell>
              <table:table-cell>
                <text:p>32000</text:p>
              </table:table-cell>
            </table:table-row>
            <table:table-row table:style-name="ro1" table:default-cell-style-name="gray1">
              <table:table-cell>
                <text:p>Binary img</text:p>
              </table:table-cell>
              <table:table-cell>
                <text:p>33000</text:p>
              </table:table-cell>
            </table:table-row>
            <table:table-row table:style-name="ro1" table:default-cell-style-name="gray2">
              <table:table-cell>
                <text:p>Gray img</text:p>
              </table:table-cell>
              <table:table-cell>
                <text:p>34000</text:p>
              </table:table-cell>
            </table:table-row>
            <table:table-row table:style-name="ro1" table:default-cell-style-name="gray1">
              <table:table-cell>
                <text:p>RGB img</text:p>
              </table:table-cell>
              <table:table-cell>
                <text:p>35000</text:p>
              </table:table-cell>
            </table:table-row>
            <table:table-row table:style-name="ro1" table:default-cell-style-name="gray2">
              <table:table-cell>
                <text:p>Camera Config</text:p>
              </table:table-cell>
              <table:table-cell>
                <text:p>36000</text:p>
              </table:table-cell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58cm" svg:height="13.956cm" svg:x="13.858cm" svg:y="2.14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 table:number-columns-spanned="2">
                <text:p>CONTROLLER SOCKET PORTS</text:p>
              </table:table-cell>
              <table:covered-table-cell/>
            </table:table-row>
            <table:table-row table:style-name="ro1" table:default-cell-style-name="gray2">
              <table:table-cell>
                <text:p>Multi img</text:p>
              </table:table-cell>
              <table:table-cell>
                <text:p>32000</text:p>
              </table:table-cell>
            </table:table-row>
            <table:table-row table:style-name="ro1" table:default-cell-style-name="gray1">
              <table:table-cell>
                <text:p>fps</text:p>
              </table:table-cell>
              <table:table-cell>
                <text:p>33000</text:p>
              </table:table-cell>
            </table:table-row>
            <table:table-row table:style-name="ro1" table:default-cell-style-name="gray2">
              <table:table-cell>
                <text:p>position</text:p>
              </table:table-cell>
              <table:table-cell>
                <text:p>35000</text:p>
              </table:table-cell>
            </table:table-row>
            <table:table-row table:style-name="ro1" table:default-cell-style-name="gray1">
              <table:table-cell>
                <text:p>speed</text:p>
              </table:table-cell>
              <table:table-cell>
                <text:p>35010</text:p>
              </table:table-cell>
            </table:table-row>
            <table:table-row table:style-name="ro1" table:default-cell-style-name="gray2">
              <table:table-cell>
                <text:p>goal</text:p>
              </table:table-cell>
              <table:table-cell>
                <text:p>35020</text:p>
              </table:table-cell>
            </table:table-row>
            <table:table-row table:style-name="ro1" table:default-cell-style-name="gray1">
              <table:table-cell>
                <text:p>battery</text:p>
              </table:table-cell>
              <table:table-cell>
                <text:p>35030</text:p>
              </table:table-cell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3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6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7:24:25.728000000</meta:creation-date>
    <dc:date>2019-04-16T00:25:32.823000000</dc:date>
    <meta:editing-duration>PT1H29M31S</meta:editing-duration>
    <meta:editing-cycles>9</meta:editing-cycles>
    <meta:generator>LibreOffice/5.4.3.2$Windows_X86_64 LibreOffice_project/92a7159f7e4af62137622921e809f8546db437e5</meta:generator>
    <meta:document-statistic meta:object-count="85"/>
  </office:meta>
</office:document-meta>
</file>